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3">
          <table:table-cell table:number-columns-repeated="9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>
            <text:p>nazwa pliku</text:p>
          </table:table-cell>
          <table:table-cell office:value-type="string">
            <text:p>nazwa w pliku</text:p>
          </table:table-cell>
          <table:table-cell office:value-type="string">
            <text:p>P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eference</text:p>
          </table:table-cell>
          <table:table-cell table:style-name="Default" table:number-columns-repeated="6"/>
          <table:table-cell/>
        </table:table-row>
        <table:table-row table:style-name="ro2">
          <table:table-cell office:value-type="string">
            <text:p>!!!!!!!!!</text:p>
          </table:table-cell>
          <table:table-cell office:value-type="string">
            <text:p>AHCep</text:p>
          </table:table-cell>
          <table:table-cell office:value-type="string">
            <text:p>AH Cep</text:p>
          </table:table-cell>
          <table:table-cell office:value-type="string">
            <text:p>1.774738</text:p>
          </table:table-cell>
          <table:table-cell office:value-type="float" office:value="15.8">
            <text:p>15,8</text:p>
          </table:table-cell>
          <table:table-cell office:value-type="float" office:value="13.7">
            <text:p>13,7</text:p>
          </table:table-cell>
          <table:table-cell office:value-type="float" office:value="6.3">
            <text:p>6,3</text:p>
          </table:table-cell>
          <table:table-cell office:value-type="float" office:value="5.8">
            <text:p>5,8</text:p>
          </table:table-cell>
          <table:table-cell table:formula="of:=[.B5]" office:value-type="string" office:string-value="AHCep">
            <text:p>AHCep</text:p>
          </table:table-cell>
          <table:table-cell office:value-type="string">
            <text:p>AHCep</text:p>
          </table:table-cell>
          <table:table-cell office:value-type="string">
            <text:p>2005AJ....129..990K</text:p>
          </table:table-cell>
          <table:table-cell table:number-columns-repeated="4"/>
          <table:table-cell table:style-name="ce3"/>
        </table:table-row>
        <table:table-row table:style-name="ro2">
          <table:table-cell/>
          <table:table-cell office:value-type="string">
            <text:p>bogem</text:p>
          </table:table-cell>
          <table:table-cell office:value-type="string">
            <text:p>BO Gem</text:p>
          </table:table-cell>
          <table:table-cell office:value-type="string">
            <text:p>4.068664</text:p>
          </table:table-cell>
          <table:table-cell office:value-type="string">
            <text:p>2.150000</text:p>
          </table:table-cell>
          <table:table-cell office:value-type="string">
            <text:p>0.360000</text:p>
          </table:table-cell>
          <table:table-cell office:value-type="string">
            <text:p>2.000000</text:p>
          </table:table-cell>
          <table:table-cell/>
          <table:table-cell table:formula="of:=[.B6]" office:value-type="string" office:string-value="bogem">
            <text:p>bogem</text:p>
          </table:table-cell>
          <table:table-cell office:value-type="string">
            <text:p>BOGem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cher</text:p>
          </table:table-cell>
          <table:table-cell office:value-type="string">
            <text:p>CC Her</text:p>
          </table:table-cell>
          <table:table-cell office:value-type="string">
            <text:p>1.734016</text:p>
          </table:table-cell>
          <table:table-cell office:value-type="string">
            <text:p>2.400000</text:p>
          </table:table-cell>
          <table:table-cell office:value-type="string">
            <text:p>0.600000</text:p>
          </table:table-cell>
          <table:table-cell office:value-type="string">
            <text:p>2.200000</text:p>
          </table:table-cell>
          <table:table-cell/>
          <table:table-cell table:formula="of:=[.B7]" office:value-type="string" office:string-value="ccher">
            <text:p>ccher</text:p>
          </table:table-cell>
          <table:table-cell office:value-type="string">
            <text:p>CCHer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vcas</text:p>
          </table:table-cell>
          <table:table-cell office:value-type="string">
            <text:p>IV Cas</text:p>
          </table:table-cell>
          <table:table-cell office:value-type="string">
            <text:p>0.998515</text:p>
          </table:table-cell>
          <table:table-cell office:value-type="string">
            <text:p>1.980000</text:p>
          </table:table-cell>
          <table:table-cell office:value-type="string">
            <text:p>0.810000</text:p>
          </table:table-cell>
          <table:table-cell office:value-type="string">
            <text:p>2.130000</text:p>
          </table:table-cell>
          <table:table-cell office:value-type="float" office:value="1.8">
            <text:p>1,8</text:p>
          </table:table-cell>
          <table:table-cell table:formula="of:=[.B8]" office:value-type="string" office:string-value="ivcas">
            <text:p>ivcas</text:p>
          </table:table-cell>
          <table:table-cell office:value-type="string">
            <text:p>IVCas </text:p>
          </table:table-cell>
          <table:table-cell office:value-type="string">
            <text:p>2010PASP..122.1311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wcap</text:p>
          </table:table-cell>
          <table:table-cell office:value-type="string">
            <text:p>RW Cap</text:p>
          </table:table-cell>
          <table:table-cell office:value-type="string">
            <text:p>3.392395</text:p>
          </table:table-cell>
          <table:table-cell office:value-type="string">
            <text:p>2.050000</text:p>
          </table:table-cell>
          <table:table-cell office:value-type="string">
            <text:p>0.920000</text:p>
          </table:table-cell>
          <table:table-cell office:value-type="string">
            <text:p>2.000000</text:p>
          </table:table-cell>
          <table:table-cell office:value-type="string">
            <text:p>4.150000</text:p>
          </table:table-cell>
          <table:table-cell table:formula="of:=[.B9]" office:value-type="string" office:string-value="rwcap">
            <text:p>rwcap</text:p>
          </table:table-cell>
          <table:table-cell office:value-type="string">
            <text:p>RWCap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wper</text:p>
          </table:table-cell>
          <table:table-cell office:value-type="string">
            <text:p>RW Per</text:p>
          </table:table-cell>
          <table:table-cell office:value-type="string">
            <text:p>13.198733</text:p>
          </table:table-cell>
          <table:table-cell office:value-type="string">
            <text:p>2.400000</text:p>
          </table:table-cell>
          <table:table-cell office:value-type="string">
            <text:p>0.380000</text:p>
          </table:table-cell>
          <table:table-cell office:value-type="string">
            <text:p>3.100000</text:p>
          </table:table-cell>
          <table:table-cell/>
          <table:table-cell table:formula="of:=[.B10]" office:value-type="string" office:string-value="rwper">
            <text:p>rwper</text:p>
          </table:table-cell>
          <table:table-cell office:value-type="string">
            <text:p>RWPer 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 office:value-type="string">
            <text:p>!!!!!!!!!</text:p>
          </table:table-cell>
          <table:table-cell office:value-type="string">
            <text:p>rwtau</text:p>
          </table:table-cell>
          <table:table-cell office:value-type="string">
            <text:p>RW Tau</text:p>
          </table:table-cell>
          <table:table-cell office:value-type="string">
            <text:p>2.768831</text:p>
          </table:table-cell>
          <table:table-cell table:style-name="ce1" office:value-type="float" office:value="2.55">
            <text:p>2,55</text:p>
          </table:table-cell>
          <table:table-cell office:value-type="float" office:value="0.55">
            <text:p>0,55</text:p>
          </table:table-cell>
          <table:table-cell office:value-type="float" office:value="2.25">
            <text:p>2,25</text:p>
          </table:table-cell>
          <table:table-cell office:value-type="float" office:value="3">
            <text:p>3</text:p>
          </table:table-cell>
          <table:table-cell table:formula="of:=[.B11]" office:value-type="string" office:string-value="rwtau">
            <text:p>rwtau</text:p>
          </table:table-cell>
          <table:table-cell office:value-type="string">
            <text:p>RWTau</text:p>
          </table:table-cell>
          <table:table-cell table:style-name="ce3" office:value-type="string">
            <text:p><text:s text:c="2"/>1983ApJ...272..206P</text:p>
          </table:table-cell>
          <table:table-cell table:number-columns-repeated="5"/>
        </table:table-row>
        <table:table-row table:style-name="ro2">
          <table:table-cell office:value-type="string">
            <text:p>!!!!!!!!!</text:p>
          </table:table-cell>
          <table:table-cell office:value-type="string">
            <text:p>rxgem</text:p>
          </table:table-cell>
          <table:table-cell office:value-type="string">
            <text:p>RX Gem</text:p>
          </table:table-cell>
          <table:table-cell office:value-type="string">
            <text:p>12.208525</text:p>
          </table:table-cell>
          <table:table-cell office:value-type="string">
            <text:p>2.400000</text:p>
          </table:table-cell>
          <table:table-cell office:value-type="string">
            <text:p>0.430000</text:p>
          </table:table-cell>
          <table:table-cell office:value-type="float" office:value="2.4">
            <text:p>2,4</text:p>
          </table:table-cell>
          <table:table-cell office:value-type="float" office:value="7.3">
            <text:p>7,3</text:p>
          </table:table-cell>
          <table:table-cell table:formula="of:=[.B12]" office:value-type="string" office:string-value="rxgem">
            <text:p>rxgem</text:p>
          </table:table-cell>
          <table:table-cell office:value-type="string">
            <text:p>RXGem</text:p>
          </table:table-cell>
          <table:table-cell office:value-type="string">
            <text:p>1987PASP...99..274D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zaur</text:p>
          </table:table-cell>
          <table:table-cell office:value-type="string">
            <text:p>RZ Aur</text:p>
          </table:table-cell>
          <table:table-cell office:value-type="string">
            <text:p>3.010631</text:p>
          </table:table-cell>
          <table:table-cell office:value-type="string">
            <text:p>2.000000</text:p>
          </table:table-cell>
          <table:table-cell office:value-type="string">
            <text:p>0.590000</text:p>
          </table:table-cell>
          <table:table-cell office:value-type="string">
            <text:p>2.000000</text:p>
          </table:table-cell>
          <table:table-cell/>
          <table:table-cell table:formula="of:=[.B13]" office:value-type="string" office:string-value="rzaur">
            <text:p>rzaur</text:p>
          </table:table-cell>
          <table:table-cell office:value-type="string">
            <text:p>RZAur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wcyg</text:p>
          </table:table-cell>
          <table:table-cell office:value-type="string">
            <text:p>SW Cyg</text:p>
          </table:table-cell>
          <table:table-cell office:value-type="string">
            <text:p>4.573110</text:p>
          </table:table-cell>
          <table:table-cell office:value-type="string">
            <text:p>2.500000</text:p>
          </table:table-cell>
          <table:table-cell office:value-type="string">
            <text:p>0.500000</text:p>
          </table:table-cell>
          <table:table-cell office:value-type="string">
            <text:p>2.600000</text:p>
          </table:table-cell>
          <table:table-cell office:value-type="float" office:value="4.3">
            <text:p>4,3</text:p>
          </table:table-cell>
          <table:table-cell table:formula="of:=[.B14]" office:value-type="string" office:string-value="swcyg">
            <text:p>swcyg</text:p>
          </table:table-cell>
          <table:table-cell office:value-type="string">
            <text:p>SWCyg </text:p>
          </table:table-cell>
          <table:table-cell office:value-type="string">
            <text:p>1980A&amp;AS...39..265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woph</text:p>
          </table:table-cell>
          <table:table-cell office:value-type="string">
            <text:p>SW Oph</text:p>
          </table:table-cell>
          <table:table-cell office:value-type="string">
            <text:p>2.446005</text:p>
          </table:table-cell>
          <table:table-cell office:value-type="string">
            <text:p>2.400000</text:p>
          </table:table-cell>
          <table:table-cell office:value-type="string">
            <text:p>0.600000</text:p>
          </table:table-cell>
          <table:table-cell office:value-type="string">
            <text:p>2.200000</text:p>
          </table:table-cell>
          <table:table-cell/>
          <table:table-cell table:formula="of:=[.B15]" office:value-type="string" office:string-value="swoph">
            <text:p>swoph</text:p>
          </table:table-cell>
          <table:table-cell office:value-type="string">
            <text:p>SWOph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 office:value-type="string">
            <text:p>???????</text:p>
          </table:table-cell>
          <table:table-cell office:value-type="string">
            <text:p>szcam</text:p>
          </table:table-cell>
          <table:table-cell office:value-type="string">
            <text:p>SZ Cam</text:p>
          </table:table-cell>
          <table:table-cell office:value-type="string">
            <text:p>2.698464</text:p>
          </table:table-cell>
          <table:table-cell office:value-type="string">
            <text:p>16.700000</text:p>
          </table:table-cell>
          <table:table-cell office:value-type="float" office:value="12">
            <text:p>12</text:p>
          </table:table-cell>
          <table:table-cell office:value-type="string">
            <text:p>7.600000</text:p>
          </table:table-cell>
          <table:table-cell/>
          <table:table-cell table:formula="of:=[.B16]" office:value-type="string" office:string-value="szcam">
            <text:p>szcam</text:p>
          </table:table-cell>
          <table:table-cell office:value-type="string">
            <text:p>SZCam</text:p>
          </table:table-cell>
          <table:table-cell office:value-type="string">
            <text:p>2008AstL...34..316G</text:p>
          </table:table-cell>
          <table:table-cell table:number-columns-repeated="5"/>
        </table:table-row>
        <table:table-row table:style-name="ro2">
          <table:table-cell office:value-type="string">
            <text:p>!!!!!!!!!</text:p>
          </table:table-cell>
          <table:table-cell office:value-type="string">
            <text:p>TLmi</text:p>
          </table:table-cell>
          <table:table-cell office:value-type="string">
            <text:p>T Lmi</text:p>
          </table:table-cell>
          <table:table-cell office:value-type="string">
            <text:p>3.019909</text:p>
          </table:table-cell>
          <table:table-cell table:style-name="ce1" office:value-type="float" office:value="6.1">
            <text:p>6,1</text:p>
          </table:table-cell>
          <table:table-cell office:value-type="float" office:value="0.5">
            <text:p>0,5</text:p>
          </table:table-cell>
          <table:table-cell office:value-type="float" office:value="2.6">
            <text:p>2,6</text:p>
          </table:table-cell>
          <table:table-cell office:value-type="float" office:value="3.5">
            <text:p>3,5</text:p>
          </table:table-cell>
          <table:table-cell table:formula="of:=[.B17]" office:value-type="string" office:string-value="TLmi">
            <text:p>TLmi</text:p>
          </table:table-cell>
          <table:table-cell office:value-type="string">
            <text:p>TLMi</text:p>
          </table:table-cell>
          <table:table-cell office:value-type="string">
            <text:p>1979A&amp;AS...36..273C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tand</text:p>
          </table:table-cell>
          <table:table-cell office:value-type="string">
            <text:p>TT And</text:p>
          </table:table-cell>
          <table:table-cell office:value-type="string">
            <text:p>2.765109</text:p>
          </table:table-cell>
          <table:table-cell office:value-type="string">
            <text:p>2.150000</text:p>
          </table:table-cell>
          <table:table-cell office:value-type="string">
            <text:p>0.620000</text:p>
          </table:table-cell>
          <table:table-cell office:value-type="string">
            <text:p>2.000000</text:p>
          </table:table-cell>
          <table:table-cell/>
          <table:table-cell table:formula="of:=[.B18]" office:value-type="string" office:string-value="ttand">
            <text:p>ttand</text:p>
          </table:table-cell>
          <table:table-cell office:value-type="string">
            <text:p>TTAnd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uher</text:p>
          </table:table-cell>
          <table:table-cell office:value-type="string">
            <text:p>TUHer</text:p>
          </table:table-cell>
          <table:table-cell office:value-type="string">
            <text:p>2.267031</text:p>
          </table:table-cell>
          <table:table-cell office:value-type="string">
            <text:p>1.270000</text:p>
          </table:table-cell>
          <table:table-cell office:value-type="string">
            <text:p>0.510000</text:p>
          </table:table-cell>
          <table:table-cell office:value-type="string">
            <text:p>1.400000</text:p>
          </table:table-cell>
          <table:table-cell/>
          <table:table-cell table:formula="of:=[.B19]" office:value-type="string" office:string-value="tuher">
            <text:p>tuher</text:p>
          </table:table-cell>
          <table:table-cell office:value-type="string">
            <text:p>TUHer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WLac</text:p>
          </table:table-cell>
          <table:table-cell office:value-type="string">
            <text:p>TW Lac</text:p>
          </table:table-cell>
          <table:table-cell office:value-type="string">
            <text:p>3.037481</text:p>
          </table:table-cell>
          <table:table-cell office:value-type="string">
            <text:p>2.150000</text:p>
          </table:table-cell>
          <table:table-cell office:value-type="string">
            <text:p>0.560000</text:p>
          </table:table-cell>
          <table:table-cell office:value-type="string">
            <text:p>2.000000</text:p>
          </table:table-cell>
          <table:table-cell/>
          <table:table-cell table:formula="of:=[.B20]" office:value-type="string" office:string-value="TWLac">
            <text:p>TWLac</text:p>
          </table:table-cell>
          <table:table-cell office:value-type="string">
            <text:p>TWLac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xari</text:p>
          </table:table-cell>
          <table:table-cell office:value-type="string">
            <text:p>TX Ari</text:p>
          </table:table-cell>
          <table:table-cell office:value-type="string">
            <text:p>2.691303</text:p>
          </table:table-cell>
          <table:table-cell table:number-columns-repeated="3" office:value-type="string">
            <text:p>1.000000</text:p>
          </table:table-cell>
          <table:table-cell/>
          <table:table-cell table:formula="of:=[.B21]" office:value-type="string" office:string-value="txari">
            <text:p>txari</text:p>
          </table:table-cell>
          <table:table-cell office:value-type="string">
            <text:p>TXAri</text:p>
          </table:table-cell>
          <table:table-cell office:value-type="string">
            <text:p>b.d.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ypeg</text:p>
          </table:table-cell>
          <table:table-cell office:value-type="string">
            <text:p>TY Peg</text:p>
          </table:table-cell>
          <table:table-cell office:value-type="string">
            <text:p>3.092222</text:p>
          </table:table-cell>
          <table:table-cell office:value-type="string">
            <text:p>2.150000</text:p>
          </table:table-cell>
          <table:table-cell office:value-type="string">
            <text:p>0.300000</text:p>
          </table:table-cell>
          <table:table-cell office:value-type="string">
            <text:p>2.350000</text:p>
          </table:table-cell>
          <table:table-cell/>
          <table:table-cell table:formula="of:=[.B22]" office:value-type="string" office:string-value="typeg">
            <text:p>typeg</text:p>
          </table:table-cell>
          <table:table-cell office:value-type="string">
            <text:p>TYPeg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zeri</text:p>
          </table:table-cell>
          <table:table-cell office:value-type="string">
            <text:p>TZ Eri</text:p>
          </table:table-cell>
          <table:table-cell office:value-type="string">
            <text:p>2.606101</text:p>
          </table:table-cell>
          <table:table-cell office:value-type="string">
            <text:p>1.970000</text:p>
          </table:table-cell>
          <table:table-cell office:value-type="string">
            <text:p>0.370000</text:p>
          </table:table-cell>
          <table:table-cell office:value-type="string">
            <text:p>1.690000</text:p>
          </table:table-cell>
          <table:table-cell/>
          <table:table-cell table:formula="of:=[.B23]" office:value-type="string" office:string-value="tzeri">
            <text:p>tzeri</text:p>
          </table:table-cell>
          <table:table-cell office:value-type="string">
            <text:p>TZEr</text:p>
          </table:table-cell>
          <table:table-cell office:value-type="string">
            <text:p>1998A&amp;AS..132..267B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cep</text:p>
          </table:table-cell>
          <table:table-cell office:value-type="string">
            <text:p>U Cep</text:p>
          </table:table-cell>
          <table:table-cell office:value-type="string">
            <text:p>2.492911</text:p>
          </table:table-cell>
          <table:table-cell office:value-type="string">
            <text:p>4.300000</text:p>
          </table:table-cell>
          <table:table-cell office:value-type="string">
            <text:p>2.150000</text:p>
          </table:table-cell>
          <table:table-cell office:value-type="string">
            <text:p>3.100000</text:p>
          </table:table-cell>
          <table:table-cell office:value-type="string">
            <text:p>4.500000</text:p>
          </table:table-cell>
          <table:table-cell table:formula="of:=[.B24]" office:value-type="string" office:string-value="ucep">
            <text:p>ucep</text:p>
          </table:table-cell>
          <table:table-cell office:value-type="string">
            <text:p>UCep</text:p>
          </table:table-cell>
          <table:table-cell office:value-type="string">
            <text:p>Budding 2004 develen 200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442cas</text:p>
          </table:table-cell>
          <table:table-cell office:value-type="string">
            <text:p>V442 Cas</text:p>
          </table:table-cell>
          <table:table-cell office:value-type="string">
            <text:p>3.592201</text:p>
          </table:table-cell>
          <table:table-cell office:value-type="string">
            <text:p>1.750000</text:p>
          </table:table-cell>
          <table:table-cell office:value-type="string">
            <text:p>0.320000</text:p>
          </table:table-cell>
          <table:table-cell office:value-type="string">
            <text:p>1.800000</text:p>
          </table:table-cell>
          <table:table-cell/>
          <table:table-cell table:formula="of:=[.B25]" office:value-type="string" office:string-value="v442cas">
            <text:p>v442cas</text:p>
          </table:table-cell>
          <table:table-cell office:value-type="string">
            <text:p>V442Cas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602aql</text:p>
          </table:table-cell>
          <table:table-cell office:value-type="string">
            <text:p>V602 Aql</text:p>
          </table:table-cell>
          <table:table-cell office:value-type="string">
            <text:p>3.012500</text:p>
          </table:table-cell>
          <table:table-cell office:value-type="string">
            <text:p>2.150000</text:p>
          </table:table-cell>
          <table:table-cell office:value-type="string">
            <text:p>1.850000</text:p>
          </table:table-cell>
          <table:table-cell office:value-type="string">
            <text:p>2.000000</text:p>
          </table:table-cell>
          <table:table-cell office:value-type="string">
            <text:p>1.850000</text:p>
          </table:table-cell>
          <table:table-cell table:formula="of:=[.B26]" office:value-type="string" office:string-value="v602aql">
            <text:p>v602aql</text:p>
          </table:table-cell>
          <table:table-cell office:value-type="string">
            <text:p>V602Aql</text:p>
          </table:table-cell>
          <table:table-cell office:value-type="string">
            <text:p>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913oph</text:p>
          </table:table-cell>
          <table:table-cell office:value-type="string">
            <text:p>V913 Oph</text:p>
          </table:table-cell>
          <table:table-cell office:value-type="string">
            <text:p>1.917343</text:p>
          </table:table-cell>
          <table:table-cell table:number-columns-repeated="3" office:value-type="string">
            <text:p>1.000000</text:p>
          </table:table-cell>
          <table:table-cell/>
          <table:table-cell table:formula="of:=[.B27]" office:value-type="string" office:string-value="v913oph">
            <text:p>v913oph</text:p>
          </table:table-cell>
          <table:table-cell office:value-type="string">
            <text:p>V913Oph</text:p>
          </table:table-cell>
          <table:table-cell office:value-type="string">
            <text:p>SK 2008AN....329..587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xyleo</text:p>
          </table:table-cell>
          <table:table-cell office:value-type="string">
            <text:p>XY Leo</text:p>
          </table:table-cell>
          <table:table-cell office:value-type="string">
            <text:p>0.284103</text:p>
          </table:table-cell>
          <table:table-cell office:value-type="string">
            <text:p>0.820000</text:p>
          </table:table-cell>
          <table:table-cell office:value-type="string">
            <text:p>0.500000</text:p>
          </table:table-cell>
          <table:table-cell office:value-type="string">
            <text:p>0.850000</text:p>
          </table:table-cell>
          <table:table-cell/>
          <table:table-cell table:formula="of:=[.B28]" office:value-type="string" office:string-value="xyleo">
            <text:p>xyleo</text:p>
          </table:table-cell>
          <table:table-cell office:value-type="string">
            <text:p>XYLeo </text:p>
          </table:table-cell>
          <table:table-cell office:value-type="string">
            <text:p>2003A&amp;A...401.1095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cam</text:p>
          </table:table-cell>
          <table:table-cell office:value-type="string">
            <text:p>Y Cam</text:p>
          </table:table-cell>
          <table:table-cell office:value-type="string">
            <text:p>3.305570</text:p>
          </table:table-cell>
          <table:table-cell office:value-type="string">
            <text:p>1.700000</text:p>
          </table:table-cell>
          <table:table-cell office:value-type="string">
            <text:p>0.410000</text:p>
          </table:table-cell>
          <table:table-cell office:value-type="string">
            <text:p>2.950000</text:p>
          </table:table-cell>
          <table:table-cell/>
          <table:table-cell table:formula="of:=[.B29]" office:value-type="string" office:string-value="ycam">
            <text:p>ycam</text:p>
          </table:table-cell>
          <table:table-cell office:value-type="string">
            <text:p>YCam </text:p>
          </table:table-cell>
          <table:table-cell office:value-type="string">
            <text:p>2010MNRAS.408.2149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leo</text:p>
          </table:table-cell>
          <table:table-cell office:value-type="string">
            <text:p>Y Leo</text:p>
          </table:table-cell>
          <table:table-cell office:value-type="string">
            <text:p>1.686088</text:p>
          </table:table-cell>
          <table:table-cell office:value-type="string">
            <text:p>2.290000</text:p>
          </table:table-cell>
          <table:table-cell office:value-type="string">
            <text:p>0.740000</text:p>
          </table:table-cell>
          <table:table-cell office:value-type="string">
            <text:p>1.900000</text:p>
          </table:table-cell>
          <table:table-cell/>
          <table:table-cell table:formula="of:=[.B30]" office:value-type="string" office:string-value="yleo">
            <text:p>yleo</text:p>
          </table:table-cell>
          <table:table-cell office:value-type="string">
            <text:p>YLeo </text:p>
          </table:table-cell>
          <table:table-cell office:value-type="string">
            <text:p>2011Ap&amp;SS.331..105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psc</text:p>
          </table:table-cell>
          <table:table-cell office:value-type="string">
            <text:p>Y Psc</text:p>
          </table:table-cell>
          <table:table-cell office:value-type="string">
            <text:p>3.765833</text:p>
          </table:table-cell>
          <table:table-cell office:value-type="string">
            <text:p>2.800000</text:p>
          </table:table-cell>
          <table:table-cell office:value-type="string">
            <text:p>0.700000</text:p>
          </table:table-cell>
          <table:table-cell office:value-type="string">
            <text:p>3.060000</text:p>
          </table:table-cell>
          <table:table-cell office:value-type="string">
            <text:p>3.980000</text:p>
          </table:table-cell>
          <table:table-cell table:formula="of:=[.B31]" office:value-type="string" office:string-value="ypsc">
            <text:p>ypsc</text:p>
          </table:table-cell>
          <table:table-cell office:value-type="string">
            <text:p>YPsc</text:p>
          </table:table-cell>
          <table:table-cell office:value-type="string">
            <text:p>1980A&amp;AS...39..265M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zaql</text:p>
          </table:table-cell>
          <table:table-cell office:value-type="string">
            <text:p>YZ Aql</text:p>
          </table:table-cell>
          <table:table-cell office:value-type="string">
            <text:p>4.672488</text:p>
          </table:table-cell>
          <table:table-cell office:value-type="string">
            <text:p>2.050000</text:p>
          </table:table-cell>
          <table:table-cell office:value-type="string">
            <text:p>0.600000</text:p>
          </table:table-cell>
          <table:table-cell office:value-type="string">
            <text:p>2.000000</text:p>
          </table:table-cell>
          <table:table-cell/>
          <table:table-cell table:formula="of:=[.B32]" office:value-type="string" office:string-value="yzaql">
            <text:p>yzaql</text:p>
          </table:table-cell>
          <table:table-cell office:value-type="string">
            <text:p>YZAq</text:p>
          </table:table-cell>
          <table:table-cell office:value-type="string">
            <text:p>SK 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15.06.2012</text:date>, <text:time>14:09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an jabłeka</meta:initial-creator>
    <meta:creation-date>2012-06-13T14:13:55</meta:creation-date>
    <dc:date>2012-06-15T14:09:36</dc:date>
    <dc:creator>damian jabłeka</dc:creator>
    <meta:editing-duration>PT02H45M14S</meta:editing-duration>
    <meta:editing-cycles>3</meta:editing-cycles>
    <meta:generator>OpenOffice.org/3.2$Unix OpenOffice.org_project/320m19$Build-9505</meta:generator>
    <meta:document-statistic meta:table-count="3" meta:cell-count="275" meta:object-count="0"/>
  </office:meta>
</office:document-meta>
</file>